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background-color="#ffffff"/>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ent-style-name="Standard">
      <style:paragraph-properties fo:line-height="115%" fo:break-before="auto" fo:break-after="auto" style:writing-mode="lr-tb"/>
      <style:text-properties fo:background-color="#ffffff"/>
    </style:style>
    <style:style style:name="P5" style:family="paragraph" style:parent-style-name="Standard" style:list-style-name="LS1">
      <style:paragraph-properties fo:margin-top="0cm" fo:margin-bottom="0cm" loext:contextual-spacing="false" fo:line-height="115%" fo:break-before="auto" fo:break-after="auto" style:writing-mode="lr-tb"/>
    </style:style>
    <style:style style:name="P6" style:family="paragraph" style:parent-style-name="Standard" style:list-style-name="LS2">
      <style:paragraph-properties fo:margin-top="0cm" fo:margin-bottom="0cm" loext:contextual-spacing="false" fo:line-height="115%" fo:break-before="auto" fo:break-after="auto" style:writing-mode="lr-tb"/>
    </style:style>
    <style:style style:name="P7" style:family="paragraph" style:parent-style-name="Standard" style:list-style-name="LS3">
      <style:paragraph-properties fo:margin-top="0cm" fo:margin-bottom="0cm" loext:contextual-spacing="false" fo:line-height="115%" fo:break-before="auto" fo:break-after="auto" style:writing-mode="lr-tb"/>
    </style:style>
    <style:style style:name="P8" style:family="paragraph" style:parent-style-name="Standard" style:list-style-name="LS4">
      <style:paragraph-properties fo:margin-top="0cm" fo:margin-bottom="0cm" loext:contextual-spacing="false" fo:line-height="115%" fo:break-before="auto" fo:break-after="auto" style:writing-mode="lr-tb"/>
    </style:style>
    <style:style style:name="P9" style:family="paragraph">
      <style:paragraph-properties fo:margin-left="0cm" fo:margin-right="0cm" fo:margin-top="0cm" fo:margin-bottom="0cm" fo:line-height="100%" fo:text-align="start" fo:text-indent="0cm" style:writing-mode="lr-tb"/>
    </style:style>
    <style:style style:name="T1" style:family="text">
      <style:text-properties fo:font-size="18pt" style:font-size-asian="18pt" style:font-size-complex="18pt"/>
    </style:style>
    <style:style style:name="T2" style:family="text">
      <style:text-properties fo:background-color="#ffffff" loext:char-shading-value="0"/>
    </style:style>
    <style:style style:name="T3" style:family="text">
      <style:text-properties fo:font-size="14pt" fo:background-color="#ffffff" loext:char-shading-value="0" style:font-size-asian="14pt" style:font-size-complex="14pt"/>
    </style:style>
    <style:style style:name="T4" style:family="text">
      <style:text-properties fo:color="#1155cc" style:text-underline-style="solid" style:text-underline-width="auto" style:text-underline-color="font-color" fo:background-color="#ffffff" loext:char-shading-value="0"/>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asbro − wyrodny ojciec?</text:span></text:p>
      <text:p text:style-name="P1"/>
      <text:p text:style-name="P1">W fandomie pokutuje wizerunek Hasbro jako ojca, który spokojnie wychowuje swoje dzieci, jednak gdy te zaczynają przejawiać własną inicjatywę, niezgodną z wolą ojca, i ten to dostrzeże, to budzi się w nim potwór, który bezlitośnie tłumi wszelkie suwerenne zachowania swojego potomstwa. Tak można w skrócie opisać to, co widzi w myślach większość ludzi po usłyszeniu, że Hasbro anulowało jakiś projekt. A jeśli prawda jest nieco inna? Jeśli Hasbro robi to, co robi, ale robi to dlatego, że musi, bo jest popychane do używania takich środków przez silniejszych od siebie?</text:p>
      <text:p text:style-name="P1">BronySWAG</text:p>
      <text:p text:style-name="P1"/>
      <text:p text:style-name="P1">Ale zaraz, jak to Hasbro jest ojcem? <text:s/>Dokładnie tak. Hasbro to taki metaforyczny ojciec fandomu. No bo w końcu gdyby nie on, to nie byłoby kucyków, jakie znamy dziś, czwarta generacja mogłaby nigdy nie powstać, a bez niej nie byłoby fandomu. Na takiej właśnie zasadzie Hasbro jest ojcem naszej społeczności, ale nie należy brać tego terminu dosłownie, bo wpływ ojca na dziecko jest większy niż Hasbro na fandom. Co jakiś czas jesteśmy świadkami, jak to Hasbro jednym ruchem ręki zmiata z powierzchni ziemi mniejsze lub większe projekty, które powstały w fandomie. Doszło już to tego, że twórcy powstającej gry Fallout: Equestria spędzają wiele godzin na szukaniu wszystkich kruczków prawnych, aby ręka Hasbro ich nie dosięgła. Strach, szczególnie dla twórców dużych projektów, jest ogromny. Boją się, że wiele godzin czemuś poświęconych pójdzie na marne. </text:p>
      <text:p text:style-name="P1"/>
      <text:p text:style-name="P1">Hasbro zdaje sobie sprawę ze swojej siły. Mogą bić fandom w dwojaki sposób. Ciosy mogą być silne lub słabe. Niestety, są skazani na te pierwsze. Gdyby uderzali za lekko, to nie odnieśliby zamierzonego skutku, a o efekt w tym wszystkich chodzi. Tak duża firma z pewnością ma świetnych prawników, którzy są w stanie znaleźć paragraf na każdą stronę o tematyce MLP w internecie, jednak z jakichś powodów tego nie robią. Zamiast tego ich celem padają duże projekty, ale nie kluczowe z punktu widzenia całej naszej społeczności.</text:p>
      <text:p text:style-name="P1"/>
      <text:p text:style-name="P1">Dla polskiego fandomu najważniejszym przypadkiem ingerencji Hasbro jest ObsessionOctopus i jego tłumaczenia odcinków MLP: FiM. Jeśli ktoś nie wie, o czym mowa, to w telegraficznym skrócie powiem, że Octopus był jednym z pierwszych i największych tłumaczy odcinków MLP w Polsce. Na początku 2012 roku otrzymał wiadomość od działu prawnego polskiego oddziału Hasbro, aby usunął wszystkie odcinki ze swojego kanału. Od jakiegoś czasu krążyły plotki, jakoby Octopus powoli przymierzał się do rezygnacji z tworzenia napisów, więc momentalnie pojawiły się głosy, że to wszystko zostało ukartowane, a sam mail miał być bardzo wygodnym sposobem na uniknięcie potopu pytań i niepochlebnych opinii. Jego widzowie podzielili się na dwa obozy. Nie bardzo wiedziałem, która ze stron miała rację, więc zrobiłem najlepsze, co mogłem w tej sytuacji, czyli zapytałem u źródła. Odpowiedź brzmiała: </text:p>
      <text:p text:style-name="P1"/>
      <text:p text:style-name="P1">„<text:span text:style-name="T2">Mail od Hasbro był prawdziwy. W odpowiedzi poprosiłem ich o bardziej oficjalne pismo i dostałem dokument od ich prawnika. Jako że uważam się za uczciwego człowieka, postanowiłem uszanować ich odpowiedź (pismo) i zawiesić tłumaczenie. Wszystko to jednak wydarzyło się w czasie, gdy już zaczynałem mieć dość tłumaczenia, dlatego też wielu ludzi uważa, że mail od Hasbro był nieprawdziwy”.</text:span></text:p>
      <text:p text:style-name="P2"/>
      <text:p text:style-name="P1"><text:soft-page-break/><text:span text:style-name="T2">Osobiście nie widzę powodu, dla którego ObsessionOctopus miałby mnie okłamywać. To wydarzyło się ponad 3 lata temu, a sam zainteresowany nie pojawia się na żadnych fandomowych stronach, więc ewentualne głosy krytyki za spreparowanie wiadomości nie mają dla niego najmniejszego znaczenia. </text:span></text:p>
      <text:p text:style-name="P2"/>
      <text:p text:style-name="P1"><text:span text:style-name="T2">Rynek nie znosi pustki, wraz z usunięciem jego filmów pojawili się nowi tłumacze, którzy przenieśli się na Dailymotion i tam w spokoju publikują odcinki z napisami. Ból był na początku, ale szybko minął i dziś już nie rozpacza się nad tamtymi wydarzeniami.</text:span></text:p>
      <text:p text:style-name="P2"/>
      <text:p text:style-name="P1"><text:span text:style-name="T2">Innym głośnym przypadkiem było Fighting is Magic autorstwa zespołu Mane Six. Kiedy prace zbliżały się już do końca, otrzymali oni C&amp;D od Hasbro. Nie było rady, trzeba było zaprzestać dalszych prac. Wysiłek Mane Six został jednak doceniony. Hasbro zaproponowało, że dostarczy inny zestaw postaci stworzonych przez Lauren Faust specjalnie dla twórców, aby mogli oni wydać swoją bijatykę, które nie będzie naruszać praw autorskich. Ostatecznie gra została dokończona, jednak stali za tym zupełnie inni ludzie.</text:span></text:p>
      <text:p text:style-name="P2"/>
      <text:p text:style-name="P1"><text:span text:style-name="T2">Nie można zapominać o JanAnimations i jego flagowym projekcie „Button Mash Adventures”. Seria mogła być wyjątkowa, świetne postacie, fantastyczni aktorzy głosowi, no i olśniewający poziom animacji, który, obiektywnie, był spośród wszystkich fandomowych animacji najbliżej poziomu, jaki prezentuje serial. Zanim wszystko zdążyło rozkręcić się na dobre, było już po zawodach. Hasbro nakazało Janowi zaprzestać działalności. Były krzyki, łzy, petycje, jednak wszystko na nic. Udało się jedynie wynegocjować przywrócenie klipu do „Don’t Mine At Night”. Jan musiał skończyć z kucami na dobre, o czym informował na swoim blogu, który od roku stoi nieużywany. Plotki głoszą, że za to Hasbro zaproponowało mu etat przy tworzeniu serialu. Nie wiadomo, na ile to jest prawda. Jeśli rzeczywiście tak jest, to jest to jedyna pozytywna rzecz w całej tej akcji, ponieważ utalentowany animator ma możliwość dalej się rozwijać, w dodatku może brać udział przy tworzeniu nowych przygód kucyków, więc nie odbiega to jakoś specjalnie od tego, co robił w fandomie.</text:span></text:p>
      <text:p text:style-name="P2"/>
      <text:p text:style-name="P1"><text:span text:style-name="T2">Niedawnym przykładem ingerowania Hasbro w fandom jest zdjęcie CinemaQuestria, strony ze streamami odcinków MLP. Osobiście była to moja ulubiona strona tego typu, zresztą jedna z największych. I prawdopodobnie za to jej się oberwało. Nie ma co płakać nad rozlanym mlekiem, są inne strony, na których można obejrzeć odcinki na żywo. Szczerze powiedziawszy, to jakieś niezadowolenie z tego powodu czułem jedynie, czytając nagłówek posta na EqD. Potem wszystko minęło, nie można zamartwiać się takimi drobnostkami. Oczywiście strona sama w sobie nadal działa, również streamy nadal są tam puszczane, tyle że nie ma odcinków naszego serialu.</text:span></text:p>
      <text:p text:style-name="P2"/>
      <text:p text:style-name="P1"><text:span text:style-name="T2">Są pewne cechy, które łączą wszystkie wymienione przeze mnie przykłady. Były to duże projekty, było o nich głośno, miały sporą ilość fanów i wychodziły przed szereg mniejszych, podobnych inicjatyw, jednak ich potencjalne zamknięcie nie było obarczone tak dużym ryzykiem strat. Musiał je spotkać taki los. Niestety prawo jest takie, że Hasbro musi walczyć z inicjatywami, które jakby nie patrzeć łamią prawa autorskie, ale za to mają pełną dowolność w wyborze celów do eksterminacji</text:span></text:p>
      <text:p text:style-name="P2"/>
      <text:p text:style-name="P1"><text:span text:style-name="T2">Hasbro stara się być dobrym ojcem, ale nie ma wyboru. Gdyby chciało, to mogłoby unicestwić znaczną część fandomowych stron w internecie, jednak tego nie robi. W przypadku kiedy Hasbro nie broniłoby swoich praw do marki MLP, mogłoby je najzwyczajniej </text:span><text:soft-page-break/><text:span text:style-name="T2">w świecie stracić. To byłaby katastrofa. MLP to jedna z obecnie najważniejszych marek firmy, w końcu kucyki z generacji czwartej to kopalnia złota. „Nowe” MLP popularnością bije poprzednie generacje na głowę, więc utrata tej marki mogłaby nieść daleko idące konsekwencje, takie jak spadek notowań na giełdzie, utrata pozycji, dochodów z marki, a więc mogłyby być potrzebne cięcia, aby zrównoważyć budżet itp. Nie mogą sobie na to pozwolić, więc działają. Jednak tymi działaniami kieruje pewna strategia. Hasbro nie chce dowalić fandomowi za wszelką cenę. Starannie wybierają cele, można powiedzieć, że towarzyszy temu chirurgiczna precyzja. Nie mogą obierać za cel drobnicy. Sporządzenie i wysłanie kilkudziesięciu czy nawet kilkuset pism prawniczych to spory koszt, a prawnicy w takiej firmie nie pracują za darmo. Efekt byłby dość mierny w stosunku do poniesionych wydatków. Z drugiej strony, gdyby zaatakowano największe, kluczowe dla fandomu strony, to moglibyśmy ucierpieć, i to bardzo. Pierwsza strona z brzegu − Equestria Daily. Największy dostawca newsów z fandomu, strona mająca ponad 600 mln odsłon, w dużej mierze bezkonkurencyjna. Jej zamknięcie byłoby ciężkim orzechem do zgryzienia dla fandomu.</text:span></text:p>
      <text:p text:style-name="P2"/>
      <text:p text:style-name="P1"><text:span text:style-name="T2">Podobnie zresztą z innymi głównymi stronami, jak FiMFiction, MLPForums etc. Wszystkie największe strony w fandomie to swego rodzaju pomosty. Łączą ze sobą wiele grup ludzi, którzy na co dzień nie mają możliwości kontaktu. To właśnie za ich pośrednictwem docieramy do wielu treści, o których nawet byśmy nie wiedzieli, gdyby nie stosowny wpis na Equestria Daily, FiMFiction itd. Śmierć każdej z tych stron przyczyniłaby się do rozkwitu konkurencji, jednak to nie byłoby już to samo. Nie wszystkie osiągnęłyby pozycję zamkniętych stron, a jeszcze mniej zgromadziłoby zbiory porównywalne z tymi, które były dostępne na wyżej wymienionych portalach. Wiele treści przepadłoby na zawsze. Bardzo wiele osób żyłoby długo w nieświadomości, że istnieją alternatywy, a więc straciłyby one również jedyne sobie znane źródła informacji.</text:span></text:p>
      <text:p text:style-name="P2"/>
      <text:p text:style-name="P1"><text:span text:style-name="T2">Z tych powodów, kiedy Hasbro decyduje się na anulowanie jakiegoś projektu, to robi to ostrożnie. </text:span><office:annotation><dc:date>0000-00-00T00:00:00</dc:date><text:p text:style-name="P9"><text:span text:style-name="T5">Stalin się tylko uśmiechnął, a mógł przypie*dolić.</text:span></text:p></office:annotation><text:span text:style-name="T2">Przerywane są inicjatywy, które są głośne, duże, widoczne, ale nieważne, jeśli chodzi o działanie fandomu. Są to „kończyny”. Ich utrata, owszem, jest bolesna, jednak nie tracimy najważniejszych „narządów” i możemy dalej funkcjonować jako społeczność, a fundamenty, pierwotne i najbardziej podstawowe projekty, które organizują życie w fandomie, pozostają nietknięte przez twardą rękę działu prawnego Hasbro.</text:span></text:p>
      <text:p text:style-name="P2"/>
      <text:p text:style-name="P1"><text:span text:style-name="T2">Pewnych rzeczy nie unikniemy. Hasbro jeszcze nieraz nakaże usunięcie jakiegoś projektu z sieci, wywołując tym falę oburzenia w fandomie. Warto jednak starać się dostrzegać pewien klucz, wedle którego właściciele MLP działają. Zawsze kiedy jakiś projekt przez nich umiera, to warto podziękować im w duchu, że anulowali tylko to, bo gdyby chcieli, to mogliby bez mrugnięcia okiem uderzyć gdzie indziej, a wtedy zabolałoby bardziej, dużo bardziej. Hasbro nie jest naszym wrogiem. Niestety, są do działania na szkodę fandomu przymuszani, a nie mogą sobie pozwolić na utratę kury znoszącej złote jaja. Warto również zauważyć, że starają się nam wynagrodzić wszystkie żale i smutki najlepiej jak tylko potrafią. </text:span><office:annotation><dc:date>0000-00-00T00:00:00</dc:date><text:p text:style-name="P9"><text:span text:style-name="T5">Nie tylko w tym, Button był kanoniczny od początku [Hearts and Hooves Day].</text:span></text:p></office:annotation><office:annotation><dc:date>0000-00-00T00:00:00</dc:date><text:p text:style-name="P9"><text:span text:style-name="T5">Chodziło mi o to, że gdyby Jan nie dostrzegł w tej postaci potencjału na bohatera serii, to moglibyśmy go już nigdy więcej nie zobaczyć w serialu, ponieważ uważam, że pojawiłsię w tym odcinku przez wzgląd na fanów, którzy polubili Buttona</text:span></text:p></office:annotation><text:span text:style-name="T2">Za przykład niech posłuży chociażby Button Mash, którego mieliśmy okazję zobaczyć w 100. odcinku serialu.</text:span></text:p>
      <text:p text:style-name="P2"/>
      <text:p text:style-name="P2"/>
      <text:p text:style-name="P1"><text:span text:style-name="T3">Grafiki:</text:span></text:p>
      <text:p text:style-name="P2"><text:soft-page-break/>Baner</text:p>
      <text:list xml:id="list1772209338893484582" text:style-name="LS1">
        <text:list-item>
          <text:p text:style-name="P5"><text:span text:style-name="T2">obrazek: </text:span><text:a xlink:type="simple" xlink:href="http://img2.wikia.nocookie.net/__cb20120118153940/mlp/images/3/39/Pinkie_Pie_crying_S2E13.png" text:style-name="Internet_20_link" text:visited-style-name="Visited_20_Internet_20_Link">http</text:a><text:a xlink:type="simple" xlink:href="http://img2.wikia.nocookie.net/__cb20120118153940/mlp/images/3/39/Pinkie_Pie_crying_S2E13.png" text:style-name="Internet_20_link" text:visited-style-name="Visited_20_Internet_20_Link">://</text:a><text:a xlink:type="simple" xlink:href="http://img2.wikia.nocookie.net/__cb20120118153940/mlp/images/3/39/Pinkie_Pie_crying_S2E13.png" text:style-name="Internet_20_link" text:visited-style-name="Visited_20_Internet_20_Link">img</text:a><text:a xlink:type="simple" xlink:href="http://img2.wikia.nocookie.net/__cb20120118153940/mlp/images/3/39/Pinkie_Pie_crying_S2E13.png" text:style-name="Internet_20_link" text:visited-style-name="Visited_20_Internet_20_Link">2.</text:a><text:a xlink:type="simple" xlink:href="http://img2.wikia.nocookie.net/__cb20120118153940/mlp/images/3/39/Pinkie_Pie_crying_S2E13.png" text:style-name="Internet_20_link" text:visited-style-name="Visited_20_Internet_20_Link">wikia</text:a><text:a xlink:type="simple" xlink:href="http://img2.wikia.nocookie.net/__cb20120118153940/mlp/images/3/39/Pinkie_Pie_crying_S2E13.png" text:style-name="Internet_20_link" text:visited-style-name="Visited_20_Internet_20_Link">.</text:a><text:a xlink:type="simple" xlink:href="http://img2.wikia.nocookie.net/__cb20120118153940/mlp/images/3/39/Pinkie_Pie_crying_S2E13.png" text:style-name="Internet_20_link" text:visited-style-name="Visited_20_Internet_20_Link">nocookie</text:a><text:a xlink:type="simple" xlink:href="http://img2.wikia.nocookie.net/__cb20120118153940/mlp/images/3/39/Pinkie_Pie_crying_S2E13.png" text:style-name="Internet_20_link" text:visited-style-name="Visited_20_Internet_20_Link">.</text:a><text:a xlink:type="simple" xlink:href="http://img2.wikia.nocookie.net/__cb20120118153940/mlp/images/3/39/Pinkie_Pie_crying_S2E13.png" text:style-name="Internet_20_link" text:visited-style-name="Visited_20_Internet_20_Link">net</text:a><text:a xlink:type="simple" xlink:href="http://img2.wikia.nocookie.net/__cb20120118153940/mlp/images/3/39/Pinkie_Pie_crying_S2E13.png" text:style-name="Internet_20_link" text:visited-style-name="Visited_20_Internet_20_Link">/__</text:a><text:a xlink:type="simple" xlink:href="http://img2.wikia.nocookie.net/__cb20120118153940/mlp/images/3/39/Pinkie_Pie_crying_S2E13.png" text:style-name="Internet_20_link" text:visited-style-name="Visited_20_Internet_20_Link">cb</text:a><text:a xlink:type="simple" xlink:href="http://img2.wikia.nocookie.net/__cb20120118153940/mlp/images/3/39/Pinkie_Pie_crying_S2E13.png" text:style-name="Internet_20_link" text:visited-style-name="Visited_20_Internet_20_Link">20120118153940/</text:a><text:a xlink:type="simple" xlink:href="http://img2.wikia.nocookie.net/__cb20120118153940/mlp/images/3/39/Pinkie_Pie_crying_S2E13.png" text:style-name="Internet_20_link" text:visited-style-name="Visited_20_Internet_20_Link">mlp</text:a><text:a xlink:type="simple" xlink:href="http://img2.wikia.nocookie.net/__cb20120118153940/mlp/images/3/39/Pinkie_Pie_crying_S2E13.png" text:style-name="Internet_20_link" text:visited-style-name="Visited_20_Internet_20_Link">/</text:a><text:a xlink:type="simple" xlink:href="http://img2.wikia.nocookie.net/__cb20120118153940/mlp/images/3/39/Pinkie_Pie_crying_S2E13.png" text:style-name="Internet_20_link" text:visited-style-name="Visited_20_Internet_20_Link">images</text:a><text:a xlink:type="simple" xlink:href="http://img2.wikia.nocookie.net/__cb20120118153940/mlp/images/3/39/Pinkie_Pie_crying_S2E13.png" text:style-name="Internet_20_link" text:visited-style-name="Visited_20_Internet_20_Link">/3/39/</text:a><text:a xlink:type="simple" xlink:href="http://img2.wikia.nocookie.net/__cb20120118153940/mlp/images/3/39/Pinkie_Pie_crying_S2E13.png" text:style-name="Internet_20_link" text:visited-style-name="Visited_20_Internet_20_Link">Pinkie</text:a><text:a xlink:type="simple" xlink:href="http://img2.wikia.nocookie.net/__cb20120118153940/mlp/images/3/39/Pinkie_Pie_crying_S2E13.png" text:style-name="Internet_20_link" text:visited-style-name="Visited_20_Internet_20_Link">_</text:a><text:a xlink:type="simple" xlink:href="http://img2.wikia.nocookie.net/__cb20120118153940/mlp/images/3/39/Pinkie_Pie_crying_S2E13.png" text:style-name="Internet_20_link" text:visited-style-name="Visited_20_Internet_20_Link">Pie</text:a><text:a xlink:type="simple" xlink:href="http://img2.wikia.nocookie.net/__cb20120118153940/mlp/images/3/39/Pinkie_Pie_crying_S2E13.png" text:style-name="Internet_20_link" text:visited-style-name="Visited_20_Internet_20_Link">_</text:a><text:a xlink:type="simple" xlink:href="http://img2.wikia.nocookie.net/__cb20120118153940/mlp/images/3/39/Pinkie_Pie_crying_S2E13.png" text:style-name="Internet_20_link" text:visited-style-name="Visited_20_Internet_20_Link">crying</text:a><text:a xlink:type="simple" xlink:href="http://img2.wikia.nocookie.net/__cb20120118153940/mlp/images/3/39/Pinkie_Pie_crying_S2E13.png" text:style-name="Internet_20_link" text:visited-style-name="Visited_20_Internet_20_Link">_</text:a><text:a xlink:type="simple" xlink:href="http://img2.wikia.nocookie.net/__cb20120118153940/mlp/images/3/39/Pinkie_Pie_crying_S2E13.png" text:style-name="Internet_20_link" text:visited-style-name="Visited_20_Internet_20_Link">S</text:a><text:a xlink:type="simple" xlink:href="http://img2.wikia.nocookie.net/__cb20120118153940/mlp/images/3/39/Pinkie_Pie_crying_S2E13.png" text:style-name="Internet_20_link" text:visited-style-name="Visited_20_Internet_20_Link">2</text:a><text:a xlink:type="simple" xlink:href="http://img2.wikia.nocookie.net/__cb20120118153940/mlp/images/3/39/Pinkie_Pie_crying_S2E13.png" text:style-name="Internet_20_link" text:visited-style-name="Visited_20_Internet_20_Link">E</text:a><text:a xlink:type="simple" xlink:href="http://img2.wikia.nocookie.net/__cb20120118153940/mlp/images/3/39/Pinkie_Pie_crying_S2E13.png" text:style-name="Internet_20_link" text:visited-style-name="Visited_20_Internet_20_Link">13.</text:a><text:a xlink:type="simple" xlink:href="http://img2.wikia.nocookie.net/__cb20120118153940/mlp/images/3/39/Pinkie_Pie_crying_S2E13.png" text:style-name="Internet_20_link" text:visited-style-name="Visited_20_Internet_20_Link">png</text:a></text:p>
        </text:list-item>
        <text:list-item>
          <text:p text:style-name="P5"><text:span text:style-name="T2">źródło: </text:span><text:a xlink:type="simple" xlink:href="http://mlp.wikia.com/wiki/File:Pinkie_Pie_crying_S2E13.png" text:style-name="Internet_20_link" text:visited-style-name="Visited_20_Internet_20_Link">http</text:a><text:a xlink:type="simple" xlink:href="http://mlp.wikia.com/wiki/File:Pinkie_Pie_crying_S2E13.png" text:style-name="Internet_20_link" text:visited-style-name="Visited_20_Internet_20_Link">://</text:a><text:a xlink:type="simple" xlink:href="http://mlp.wikia.com/wiki/File:Pinkie_Pie_crying_S2E13.png" text:style-name="Internet_20_link" text:visited-style-name="Visited_20_Internet_20_Link">mlp</text:a><text:a xlink:type="simple" xlink:href="http://mlp.wikia.com/wiki/File:Pinkie_Pie_crying_S2E13.png" text:style-name="Internet_20_link" text:visited-style-name="Visited_20_Internet_20_Link">.</text:a><text:a xlink:type="simple" xlink:href="http://mlp.wikia.com/wiki/File:Pinkie_Pie_crying_S2E13.png" text:style-name="Internet_20_link" text:visited-style-name="Visited_20_Internet_20_Link">wikia</text:a><text:a xlink:type="simple" xlink:href="http://mlp.wikia.com/wiki/File:Pinkie_Pie_crying_S2E13.png" text:style-name="Internet_20_link" text:visited-style-name="Visited_20_Internet_20_Link">.</text:a><text:a xlink:type="simple" xlink:href="http://mlp.wikia.com/wiki/File:Pinkie_Pie_crying_S2E13.png" text:style-name="Internet_20_link" text:visited-style-name="Visited_20_Internet_20_Link">com</text:a><text:a xlink:type="simple" xlink:href="http://mlp.wikia.com/wiki/File:Pinkie_Pie_crying_S2E13.png" text:style-name="Internet_20_link" text:visited-style-name="Visited_20_Internet_20_Link">/</text:a><text:a xlink:type="simple" xlink:href="http://mlp.wikia.com/wiki/File:Pinkie_Pie_crying_S2E13.png" text:style-name="Internet_20_link" text:visited-style-name="Visited_20_Internet_20_Link">wiki</text:a><text:a xlink:type="simple" xlink:href="http://mlp.wikia.com/wiki/File:Pinkie_Pie_crying_S2E13.png" text:style-name="Internet_20_link" text:visited-style-name="Visited_20_Internet_20_Link">/</text:a><text:a xlink:type="simple" xlink:href="http://mlp.wikia.com/wiki/File:Pinkie_Pie_crying_S2E13.png" text:style-name="Internet_20_link" text:visited-style-name="Visited_20_Internet_20_Link">File</text:a><text:a xlink:type="simple" xlink:href="http://mlp.wikia.com/wiki/File:Pinkie_Pie_crying_S2E13.png" text:style-name="Internet_20_link" text:visited-style-name="Visited_20_Internet_20_Link">:</text:a><text:a xlink:type="simple" xlink:href="http://mlp.wikia.com/wiki/File:Pinkie_Pie_crying_S2E13.png" text:style-name="Internet_20_link" text:visited-style-name="Visited_20_Internet_20_Link">Pinkie</text:a><text:a xlink:type="simple" xlink:href="http://mlp.wikia.com/wiki/File:Pinkie_Pie_crying_S2E13.png" text:style-name="Internet_20_link" text:visited-style-name="Visited_20_Internet_20_Link">_</text:a><text:a xlink:type="simple" xlink:href="http://mlp.wikia.com/wiki/File:Pinkie_Pie_crying_S2E13.png" text:style-name="Internet_20_link" text:visited-style-name="Visited_20_Internet_20_Link">Pie</text:a><text:a xlink:type="simple" xlink:href="http://mlp.wikia.com/wiki/File:Pinkie_Pie_crying_S2E13.png" text:style-name="Internet_20_link" text:visited-style-name="Visited_20_Internet_20_Link">_</text:a><text:a xlink:type="simple" xlink:href="http://mlp.wikia.com/wiki/File:Pinkie_Pie_crying_S2E13.png" text:style-name="Internet_20_link" text:visited-style-name="Visited_20_Internet_20_Link">crying</text:a><text:a xlink:type="simple" xlink:href="http://mlp.wikia.com/wiki/File:Pinkie_Pie_crying_S2E13.png" text:style-name="Internet_20_link" text:visited-style-name="Visited_20_Internet_20_Link">_</text:a><text:a xlink:type="simple" xlink:href="http://mlp.wikia.com/wiki/File:Pinkie_Pie_crying_S2E13.png" text:style-name="Internet_20_link" text:visited-style-name="Visited_20_Internet_20_Link">S</text:a><text:a xlink:type="simple" xlink:href="http://mlp.wikia.com/wiki/File:Pinkie_Pie_crying_S2E13.png" text:style-name="Internet_20_link" text:visited-style-name="Visited_20_Internet_20_Link">2</text:a><text:a xlink:type="simple" xlink:href="http://mlp.wikia.com/wiki/File:Pinkie_Pie_crying_S2E13.png" text:style-name="Internet_20_link" text:visited-style-name="Visited_20_Internet_20_Link">E</text:a><text:a xlink:type="simple" xlink:href="http://mlp.wikia.com/wiki/File:Pinkie_Pie_crying_S2E13.png" text:style-name="Internet_20_link" text:visited-style-name="Visited_20_Internet_20_Link">13.</text:a><text:a xlink:type="simple" xlink:href="http://mlp.wikia.com/wiki/File:Pinkie_Pie_crying_S2E13.png" text:style-name="Internet_20_link" text:visited-style-name="Visited_20_Internet_20_Link">png</text:a></text:p>
        </text:list-item>
      </text:list>
      <text:p text:style-name="P2">Pozostałe</text:p>
      <text:list xml:id="list5041672006908366622" text:style-name="LS2">
        <text:list-item>
          <text:p text:style-name="P6"><text:a xlink:type="simple" xlink:href="http://fc01.deviantart.net/fs70/i/2012/220/5/a/the_pony_police_lineup_by_metalgriffen69-d5abx48.jpg" text:style-name="Internet_20_link" text:visited-style-name="Visited_20_Internet_20_Link">http</text:a><text:a xlink:type="simple" xlink:href="http://fc01.deviantart.net/fs70/i/2012/220/5/a/the_pony_police_lineup_by_metalgriffen69-d5abx48.jpg" text:style-name="Internet_20_link" text:visited-style-name="Visited_20_Internet_20_Link">://</text:a><text:a xlink:type="simple" xlink:href="http://fc01.deviantart.net/fs70/i/2012/220/5/a/the_pony_police_lineup_by_metalgriffen69-d5abx48.jpg" text:style-name="Internet_20_link" text:visited-style-name="Visited_20_Internet_20_Link">fc</text:a><text:a xlink:type="simple" xlink:href="http://fc01.deviantart.net/fs70/i/2012/220/5/a/the_pony_police_lineup_by_metalgriffen69-d5abx48.jpg" text:style-name="Internet_20_link" text:visited-style-name="Visited_20_Internet_20_Link">01.</text:a><text:a xlink:type="simple" xlink:href="http://fc01.deviantart.net/fs70/i/2012/220/5/a/the_pony_police_lineup_by_metalgriffen69-d5abx48.jpg" text:style-name="Internet_20_link" text:visited-style-name="Visited_20_Internet_20_Link">deviantart</text:a><text:a xlink:type="simple" xlink:href="http://fc01.deviantart.net/fs70/i/2012/220/5/a/the_pony_police_lineup_by_metalgriffen69-d5abx48.jpg" text:style-name="Internet_20_link" text:visited-style-name="Visited_20_Internet_20_Link">.</text:a><text:a xlink:type="simple" xlink:href="http://fc01.deviantart.net/fs70/i/2012/220/5/a/the_pony_police_lineup_by_metalgriffen69-d5abx48.jpg" text:style-name="Internet_20_link" text:visited-style-name="Visited_20_Internet_20_Link">net</text:a><text:a xlink:type="simple" xlink:href="http://fc01.deviantart.net/fs70/i/2012/220/5/a/the_pony_police_lineup_by_metalgriffen69-d5abx48.jpg" text:style-name="Internet_20_link" text:visited-style-name="Visited_20_Internet_20_Link">/</text:a><text:a xlink:type="simple" xlink:href="http://fc01.deviantart.net/fs70/i/2012/220/5/a/the_pony_police_lineup_by_metalgriffen69-d5abx48.jpg" text:style-name="Internet_20_link" text:visited-style-name="Visited_20_Internet_20_Link">fs</text:a><text:a xlink:type="simple" xlink:href="http://fc01.deviantart.net/fs70/i/2012/220/5/a/the_pony_police_lineup_by_metalgriffen69-d5abx48.jpg" text:style-name="Internet_20_link" text:visited-style-name="Visited_20_Internet_20_Link">70/</text:a><text:a xlink:type="simple" xlink:href="http://fc01.deviantart.net/fs70/i/2012/220/5/a/the_pony_police_lineup_by_metalgriffen69-d5abx48.jpg" text:style-name="Internet_20_link" text:visited-style-name="Visited_20_Internet_20_Link">i</text:a><text:a xlink:type="simple" xlink:href="http://fc01.deviantart.net/fs70/i/2012/220/5/a/the_pony_police_lineup_by_metalgriffen69-d5abx48.jpg" text:style-name="Internet_20_link" text:visited-style-name="Visited_20_Internet_20_Link">/2012/220/5/</text:a><text:a xlink:type="simple" xlink:href="http://fc01.deviantart.net/fs70/i/2012/220/5/a/the_pony_police_lineup_by_metalgriffen69-d5abx48.jpg" text:style-name="Internet_20_link" text:visited-style-name="Visited_20_Internet_20_Link">a</text:a><text:a xlink:type="simple" xlink:href="http://fc01.deviantart.net/fs70/i/2012/220/5/a/the_pony_police_lineup_by_metalgriffen69-d5abx48.jpg" text:style-name="Internet_20_link" text:visited-style-name="Visited_20_Internet_20_Link">/</text:a><text:a xlink:type="simple" xlink:href="http://fc01.deviantart.net/fs70/i/2012/220/5/a/the_pony_police_lineup_by_metalgriffen69-d5abx48.jpg" text:style-name="Internet_20_link" text:visited-style-name="Visited_20_Internet_20_Link">the</text:a><text:a xlink:type="simple" xlink:href="http://fc01.deviantart.net/fs70/i/2012/220/5/a/the_pony_police_lineup_by_metalgriffen69-d5abx48.jpg" text:style-name="Internet_20_link" text:visited-style-name="Visited_20_Internet_20_Link">_</text:a><text:a xlink:type="simple" xlink:href="http://fc01.deviantart.net/fs70/i/2012/220/5/a/the_pony_police_lineup_by_metalgriffen69-d5abx48.jpg" text:style-name="Internet_20_link" text:visited-style-name="Visited_20_Internet_20_Link">pony</text:a><text:a xlink:type="simple" xlink:href="http://fc01.deviantart.net/fs70/i/2012/220/5/a/the_pony_police_lineup_by_metalgriffen69-d5abx48.jpg" text:style-name="Internet_20_link" text:visited-style-name="Visited_20_Internet_20_Link">_</text:a><text:a xlink:type="simple" xlink:href="http://fc01.deviantart.net/fs70/i/2012/220/5/a/the_pony_police_lineup_by_metalgriffen69-d5abx48.jpg" text:style-name="Internet_20_link" text:visited-style-name="Visited_20_Internet_20_Link">police</text:a><text:a xlink:type="simple" xlink:href="http://fc01.deviantart.net/fs70/i/2012/220/5/a/the_pony_police_lineup_by_metalgriffen69-d5abx48.jpg" text:style-name="Internet_20_link" text:visited-style-name="Visited_20_Internet_20_Link">_</text:a><text:a xlink:type="simple" xlink:href="http://fc01.deviantart.net/fs70/i/2012/220/5/a/the_pony_police_lineup_by_metalgriffen69-d5abx48.jpg" text:style-name="Internet_20_link" text:visited-style-name="Visited_20_Internet_20_Link">lineup</text:a><text:a xlink:type="simple" xlink:href="http://fc01.deviantart.net/fs70/i/2012/220/5/a/the_pony_police_lineup_by_metalgriffen69-d5abx48.jpg" text:style-name="Internet_20_link" text:visited-style-name="Visited_20_Internet_20_Link">_</text:a><text:a xlink:type="simple" xlink:href="http://fc01.deviantart.net/fs70/i/2012/220/5/a/the_pony_police_lineup_by_metalgriffen69-d5abx48.jpg" text:style-name="Internet_20_link" text:visited-style-name="Visited_20_Internet_20_Link">by</text:a><text:a xlink:type="simple" xlink:href="http://fc01.deviantart.net/fs70/i/2012/220/5/a/the_pony_police_lineup_by_metalgriffen69-d5abx48.jpg" text:style-name="Internet_20_link" text:visited-style-name="Visited_20_Internet_20_Link">_</text:a><text:a xlink:type="simple" xlink:href="http://fc01.deviantart.net/fs70/i/2012/220/5/a/the_pony_police_lineup_by_metalgriffen69-d5abx48.jpg" text:style-name="Internet_20_link" text:visited-style-name="Visited_20_Internet_20_Link">metalgriffen</text:a><text:a xlink:type="simple" xlink:href="http://fc01.deviantart.net/fs70/i/2012/220/5/a/the_pony_police_lineup_by_metalgriffen69-d5abx48.jpg" text:style-name="Internet_20_link" text:visited-style-name="Visited_20_Internet_20_Link">69-</text:a><text:a xlink:type="simple" xlink:href="http://fc01.deviantart.net/fs70/i/2012/220/5/a/the_pony_police_lineup_by_metalgriffen69-d5abx48.jpg" text:style-name="Internet_20_link" text:visited-style-name="Visited_20_Internet_20_Link">d</text:a><text:a xlink:type="simple" xlink:href="http://fc01.deviantart.net/fs70/i/2012/220/5/a/the_pony_police_lineup_by_metalgriffen69-d5abx48.jpg" text:style-name="Internet_20_link" text:visited-style-name="Visited_20_Internet_20_Link">5</text:a><text:a xlink:type="simple" xlink:href="http://fc01.deviantart.net/fs70/i/2012/220/5/a/the_pony_police_lineup_by_metalgriffen69-d5abx48.jpg" text:style-name="Internet_20_link" text:visited-style-name="Visited_20_Internet_20_Link">abx</text:a><text:a xlink:type="simple" xlink:href="http://fc01.deviantart.net/fs70/i/2012/220/5/a/the_pony_police_lineup_by_metalgriffen69-d5abx48.jpg" text:style-name="Internet_20_link" text:visited-style-name="Visited_20_Internet_20_Link">48.</text:a><text:a xlink:type="simple" xlink:href="http://fc01.deviantart.net/fs70/i/2012/220/5/a/the_pony_police_lineup_by_metalgriffen69-d5abx48.jpg" text:style-name="Internet_20_link" text:visited-style-name="Visited_20_Internet_20_Link">jpg</text:a></text:p>
        </text:list-item>
        <text:list-item>
          <text:p text:style-name="P6"><text:a xlink:type="simple" xlink:href="http://metalgriffen69.deviantart.com/art/The-Pony-Police-lineup-319683176" text:style-name="Internet_20_link" text:visited-style-name="Visited_20_Internet_20_Link">http</text:a><text:a xlink:type="simple" xlink:href="http://metalgriffen69.deviantart.com/art/The-Pony-Police-lineup-319683176" text:style-name="Internet_20_link" text:visited-style-name="Visited_20_Internet_20_Link">://</text:a><text:a xlink:type="simple" xlink:href="http://metalgriffen69.deviantart.com/art/The-Pony-Police-lineup-319683176" text:style-name="Internet_20_link" text:visited-style-name="Visited_20_Internet_20_Link">metalgriffen</text:a><text:a xlink:type="simple" xlink:href="http://metalgriffen69.deviantart.com/art/The-Pony-Police-lineup-319683176" text:style-name="Internet_20_link" text:visited-style-name="Visited_20_Internet_20_Link">69.</text:a><text:a xlink:type="simple" xlink:href="http://metalgriffen69.deviantart.com/art/The-Pony-Police-lineup-319683176" text:style-name="Internet_20_link" text:visited-style-name="Visited_20_Internet_20_Link">deviantart</text:a><text:a xlink:type="simple" xlink:href="http://metalgriffen69.deviantart.com/art/The-Pony-Police-lineup-319683176" text:style-name="Internet_20_link" text:visited-style-name="Visited_20_Internet_20_Link">.</text:a><text:a xlink:type="simple" xlink:href="http://metalgriffen69.deviantart.com/art/The-Pony-Police-lineup-319683176" text:style-name="Internet_20_link" text:visited-style-name="Visited_20_Internet_20_Link">com</text:a><text:a xlink:type="simple" xlink:href="http://metalgriffen69.deviantart.com/art/The-Pony-Police-lineup-319683176" text:style-name="Internet_20_link" text:visited-style-name="Visited_20_Internet_20_Link">/</text:a><text:a xlink:type="simple" xlink:href="http://metalgriffen69.deviantart.com/art/The-Pony-Police-lineup-319683176" text:style-name="Internet_20_link" text:visited-style-name="Visited_20_Internet_20_Link">art</text:a><text:a xlink:type="simple" xlink:href="http://metalgriffen69.deviantart.com/art/The-Pony-Police-lineup-319683176" text:style-name="Internet_20_link" text:visited-style-name="Visited_20_Internet_20_Link">/</text:a><text:a xlink:type="simple" xlink:href="http://metalgriffen69.deviantart.com/art/The-Pony-Police-lineup-319683176" text:style-name="Internet_20_link" text:visited-style-name="Visited_20_Internet_20_Link">The</text:a><text:a xlink:type="simple" xlink:href="http://metalgriffen69.deviantart.com/art/The-Pony-Police-lineup-319683176" text:style-name="Internet_20_link" text:visited-style-name="Visited_20_Internet_20_Link">-</text:a><text:a xlink:type="simple" xlink:href="http://metalgriffen69.deviantart.com/art/The-Pony-Police-lineup-319683176" text:style-name="Internet_20_link" text:visited-style-name="Visited_20_Internet_20_Link">Pony</text:a><text:a xlink:type="simple" xlink:href="http://metalgriffen69.deviantart.com/art/The-Pony-Police-lineup-319683176" text:style-name="Internet_20_link" text:visited-style-name="Visited_20_Internet_20_Link">-</text:a><text:a xlink:type="simple" xlink:href="http://metalgriffen69.deviantart.com/art/The-Pony-Police-lineup-319683176" text:style-name="Internet_20_link" text:visited-style-name="Visited_20_Internet_20_Link">Police</text:a><text:a xlink:type="simple" xlink:href="http://metalgriffen69.deviantart.com/art/The-Pony-Police-lineup-319683176" text:style-name="Internet_20_link" text:visited-style-name="Visited_20_Internet_20_Link">-</text:a><text:a xlink:type="simple" xlink:href="http://metalgriffen69.deviantart.com/art/The-Pony-Police-lineup-319683176" text:style-name="Internet_20_link" text:visited-style-name="Visited_20_Internet_20_Link">lineup</text:a><text:a xlink:type="simple" xlink:href="http://metalgriffen69.deviantart.com/art/The-Pony-Police-lineup-319683176" text:style-name="Internet_20_link" text:visited-style-name="Visited_20_Internet_20_Link">-319683176</text:a></text:p>
        </text:list-item>
      </text:list>
      <text:p text:style-name="P2"/>
      <text:list xml:id="list2825113378681823140" text:style-name="LS3">
        <text:list-item>
          <text:p text:style-name="P7"><text:a xlink:type="simple" xlink:href="http://1.bp.blogspot.com/-H6awmWT8hqo/UQgoFZDulCI/AAAAAAAAANw/8ar3JKtQHy4/s1600/MLP-YT.JPG" text:style-name="Internet_20_link" text:visited-style-name="Visited_20_Internet_20_Link">http</text:a><text:a xlink:type="simple" xlink:href="http://1.bp.blogspot.com/-H6awmWT8hqo/UQgoFZDulCI/AAAAAAAAANw/8ar3JKtQHy4/s1600/MLP-YT.JPG" text:style-name="Internet_20_link" text:visited-style-name="Visited_20_Internet_20_Link">://1.</text:a><text:a xlink:type="simple" xlink:href="http://1.bp.blogspot.com/-H6awmWT8hqo/UQgoFZDulCI/AAAAAAAAANw/8ar3JKtQHy4/s1600/MLP-YT.JPG" text:style-name="Internet_20_link" text:visited-style-name="Visited_20_Internet_20_Link">bp</text:a><text:a xlink:type="simple" xlink:href="http://1.bp.blogspot.com/-H6awmWT8hqo/UQgoFZDulCI/AAAAAAAAANw/8ar3JKtQHy4/s1600/MLP-YT.JPG" text:style-name="Internet_20_link" text:visited-style-name="Visited_20_Internet_20_Link">.</text:a><text:a xlink:type="simple" xlink:href="http://1.bp.blogspot.com/-H6awmWT8hqo/UQgoFZDulCI/AAAAAAAAANw/8ar3JKtQHy4/s1600/MLP-YT.JPG" text:style-name="Internet_20_link" text:visited-style-name="Visited_20_Internet_20_Link">blogspot</text:a><text:a xlink:type="simple" xlink:href="http://1.bp.blogspot.com/-H6awmWT8hqo/UQgoFZDulCI/AAAAAAAAANw/8ar3JKtQHy4/s1600/MLP-YT.JPG" text:style-name="Internet_20_link" text:visited-style-name="Visited_20_Internet_20_Link">.</text:a><text:a xlink:type="simple" xlink:href="http://1.bp.blogspot.com/-H6awmWT8hqo/UQgoFZDulCI/AAAAAAAAANw/8ar3JKtQHy4/s1600/MLP-YT.JPG" text:style-name="Internet_20_link" text:visited-style-name="Visited_20_Internet_20_Link">com</text:a><text:a xlink:type="simple" xlink:href="http://1.bp.blogspot.com/-H6awmWT8hqo/UQgoFZDulCI/AAAAAAAAANw/8ar3JKtQHy4/s1600/MLP-YT.JPG" text:style-name="Internet_20_link" text:visited-style-name="Visited_20_Internet_20_Link">/-</text:a><text:a xlink:type="simple" xlink:href="http://1.bp.blogspot.com/-H6awmWT8hqo/UQgoFZDulCI/AAAAAAAAANw/8ar3JKtQHy4/s1600/MLP-YT.JPG" text:style-name="Internet_20_link" text:visited-style-name="Visited_20_Internet_20_Link">H</text:a><text:a xlink:type="simple" xlink:href="http://1.bp.blogspot.com/-H6awmWT8hqo/UQgoFZDulCI/AAAAAAAAANw/8ar3JKtQHy4/s1600/MLP-YT.JPG" text:style-name="Internet_20_link" text:visited-style-name="Visited_20_Internet_20_Link">6</text:a><text:a xlink:type="simple" xlink:href="http://1.bp.blogspot.com/-H6awmWT8hqo/UQgoFZDulCI/AAAAAAAAANw/8ar3JKtQHy4/s1600/MLP-YT.JPG" text:style-name="Internet_20_link" text:visited-style-name="Visited_20_Internet_20_Link">awmWT</text:a><text:a xlink:type="simple" xlink:href="http://1.bp.blogspot.com/-H6awmWT8hqo/UQgoFZDulCI/AAAAAAAAANw/8ar3JKtQHy4/s1600/MLP-YT.JPG" text:style-name="Internet_20_link" text:visited-style-name="Visited_20_Internet_20_Link">8</text:a><text:a xlink:type="simple" xlink:href="http://1.bp.blogspot.com/-H6awmWT8hqo/UQgoFZDulCI/AAAAAAAAANw/8ar3JKtQHy4/s1600/MLP-YT.JPG" text:style-name="Internet_20_link" text:visited-style-name="Visited_20_Internet_20_Link">hqo</text:a><text:a xlink:type="simple" xlink:href="http://1.bp.blogspot.com/-H6awmWT8hqo/UQgoFZDulCI/AAAAAAAAANw/8ar3JKtQHy4/s1600/MLP-YT.JPG" text:style-name="Internet_20_link" text:visited-style-name="Visited_20_Internet_20_Link">/</text:a><text:a xlink:type="simple" xlink:href="http://1.bp.blogspot.com/-H6awmWT8hqo/UQgoFZDulCI/AAAAAAAAANw/8ar3JKtQHy4/s1600/MLP-YT.JPG" text:style-name="Internet_20_link" text:visited-style-name="Visited_20_Internet_20_Link">UQgoFZDulCI</text:a><text:a xlink:type="simple" xlink:href="http://1.bp.blogspot.com/-H6awmWT8hqo/UQgoFZDulCI/AAAAAAAAANw/8ar3JKtQHy4/s1600/MLP-YT.JPG" text:style-name="Internet_20_link" text:visited-style-name="Visited_20_Internet_20_Link">/</text:a><text:a xlink:type="simple" xlink:href="http://1.bp.blogspot.com/-H6awmWT8hqo/UQgoFZDulCI/AAAAAAAAANw/8ar3JKtQHy4/s1600/MLP-YT.JPG" text:style-name="Internet_20_link" text:visited-style-name="Visited_20_Internet_20_Link">AAAAAAAAANw</text:a><text:a xlink:type="simple" xlink:href="http://1.bp.blogspot.com/-H6awmWT8hqo/UQgoFZDulCI/AAAAAAAAANw/8ar3JKtQHy4/s1600/MLP-YT.JPG" text:style-name="Internet_20_link" text:visited-style-name="Visited_20_Internet_20_Link">/8</text:a><text:a xlink:type="simple" xlink:href="http://1.bp.blogspot.com/-H6awmWT8hqo/UQgoFZDulCI/AAAAAAAAANw/8ar3JKtQHy4/s1600/MLP-YT.JPG" text:style-name="Internet_20_link" text:visited-style-name="Visited_20_Internet_20_Link">ar</text:a><text:a xlink:type="simple" xlink:href="http://1.bp.blogspot.com/-H6awmWT8hqo/UQgoFZDulCI/AAAAAAAAANw/8ar3JKtQHy4/s1600/MLP-YT.JPG" text:style-name="Internet_20_link" text:visited-style-name="Visited_20_Internet_20_Link">3</text:a><text:a xlink:type="simple" xlink:href="http://1.bp.blogspot.com/-H6awmWT8hqo/UQgoFZDulCI/AAAAAAAAANw/8ar3JKtQHy4/s1600/MLP-YT.JPG" text:style-name="Internet_20_link" text:visited-style-name="Visited_20_Internet_20_Link">JKtQHy</text:a><text:a xlink:type="simple" xlink:href="http://1.bp.blogspot.com/-H6awmWT8hqo/UQgoFZDulCI/AAAAAAAAANw/8ar3JKtQHy4/s1600/MLP-YT.JPG" text:style-name="Internet_20_link" text:visited-style-name="Visited_20_Internet_20_Link">4/</text:a><text:a xlink:type="simple" xlink:href="http://1.bp.blogspot.com/-H6awmWT8hqo/UQgoFZDulCI/AAAAAAAAANw/8ar3JKtQHy4/s1600/MLP-YT.JPG" text:style-name="Internet_20_link" text:visited-style-name="Visited_20_Internet_20_Link">s</text:a><text:a xlink:type="simple" xlink:href="http://1.bp.blogspot.com/-H6awmWT8hqo/UQgoFZDulCI/AAAAAAAAANw/8ar3JKtQHy4/s1600/MLP-YT.JPG" text:style-name="Internet_20_link" text:visited-style-name="Visited_20_Internet_20_Link">1600/</text:a><text:a xlink:type="simple" xlink:href="http://1.bp.blogspot.com/-H6awmWT8hqo/UQgoFZDulCI/AAAAAAAAANw/8ar3JKtQHy4/s1600/MLP-YT.JPG" text:style-name="Internet_20_link" text:visited-style-name="Visited_20_Internet_20_Link">MLP</text:a><text:a xlink:type="simple" xlink:href="http://1.bp.blogspot.com/-H6awmWT8hqo/UQgoFZDulCI/AAAAAAAAANw/8ar3JKtQHy4/s1600/MLP-YT.JPG" text:style-name="Internet_20_link" text:visited-style-name="Visited_20_Internet_20_Link">-</text:a><text:a xlink:type="simple" xlink:href="http://1.bp.blogspot.com/-H6awmWT8hqo/UQgoFZDulCI/AAAAAAAAANw/8ar3JKtQHy4/s1600/MLP-YT.JPG" text:style-name="Internet_20_link" text:visited-style-name="Visited_20_Internet_20_Link">YT</text:a><text:a xlink:type="simple" xlink:href="http://1.bp.blogspot.com/-H6awmWT8hqo/UQgoFZDulCI/AAAAAAAAANw/8ar3JKtQHy4/s1600/MLP-YT.JPG" text:style-name="Internet_20_link" text:visited-style-name="Visited_20_Internet_20_Link">.</text:a><text:a xlink:type="simple" xlink:href="http://1.bp.blogspot.com/-H6awmWT8hqo/UQgoFZDulCI/AAAAAAAAANw/8ar3JKtQHy4/s1600/MLP-YT.JPG" text:style-name="Internet_20_link" text:visited-style-name="Visited_20_Internet_20_Link">JPG</text:a><text:span text:style-name="T2"> brak źródła</text:span></text:p>
        </text:list-item>
      </text:list>
      <text:p text:style-name="P2"/>
      <text:p text:style-name="P2"/>
      <text:list xml:id="list5088376920826220981" text:style-name="LS4">
        <text:list-item>
          <text:p text:style-name="P8"><text:a xlink:type="simple" xlink:href="http://www.sldinfo.com/major-defense-companies-see-decline-in-arms-sales/3d-business-decline-graph/" text:style-name="Internet_20_link" text:visited-style-name="Visited_20_Internet_20_Link">http</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www</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sldinfo</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com</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major</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defense</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companies</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see</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decline</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in</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arms</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sales</text:a><text:a xlink:type="simple" xlink:href="http://www.sldinfo.com/major-defense-companies-see-decline-in-arms-sales/3d-business-decline-graph/" text:style-name="Internet_20_link" text:visited-style-name="Visited_20_Internet_20_Link">/3</text:a><text:a xlink:type="simple" xlink:href="http://www.sldinfo.com/major-defense-companies-see-decline-in-arms-sales/3d-business-decline-graph/" text:style-name="Internet_20_link" text:visited-style-name="Visited_20_Internet_20_Link">d</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business</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decline</text:a><text:a xlink:type="simple" xlink:href="http://www.sldinfo.com/major-defense-companies-see-decline-in-arms-sales/3d-business-decline-graph/" text:style-name="Internet_20_link" text:visited-style-name="Visited_20_Internet_20_Link">-</text:a><text:a xlink:type="simple" xlink:href="http://www.sldinfo.com/major-defense-companies-see-decline-in-arms-sales/3d-business-decline-graph/" text:style-name="Internet_20_link" text:visited-style-name="Visited_20_Internet_20_Link">graph</text:a><text:a xlink:type="simple" xlink:href="http://www.sldinfo.com/major-defense-companies-see-decline-in-arms-sales/3d-business-decline-graph/" text:style-name="Internet_20_link" text:visited-style-name="Visited_20_Internet_20_Link">/</text:a></text:p>
        </text:list-item>
        <text:list-item>
          <text:p text:style-name="P8"><text:a xlink:type="simple" xlink:href="http://www.sldinfo.com/wp-content/uploads/2013/02/bigstock-D-Business-Decline-Graph-3683075.jpg" text:style-name="Internet_20_link" text:visited-style-name="Visited_20_Internet_20_Link">http</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www</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sldinfo</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com</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wp</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content</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uploads</text:a><text:a xlink:type="simple" xlink:href="http://www.sldinfo.com/wp-content/uploads/2013/02/bigstock-D-Business-Decline-Graph-3683075.jpg" text:style-name="Internet_20_link" text:visited-style-name="Visited_20_Internet_20_Link">/2013/02/</text:a><text:a xlink:type="simple" xlink:href="http://www.sldinfo.com/wp-content/uploads/2013/02/bigstock-D-Business-Decline-Graph-3683075.jpg" text:style-name="Internet_20_link" text:visited-style-name="Visited_20_Internet_20_Link">bigstock</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D</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Business</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Decline</text:a><text:a xlink:type="simple" xlink:href="http://www.sldinfo.com/wp-content/uploads/2013/02/bigstock-D-Business-Decline-Graph-3683075.jpg" text:style-name="Internet_20_link" text:visited-style-name="Visited_20_Internet_20_Link">-</text:a><text:a xlink:type="simple" xlink:href="http://www.sldinfo.com/wp-content/uploads/2013/02/bigstock-D-Business-Decline-Graph-3683075.jpg" text:style-name="Internet_20_link" text:visited-style-name="Visited_20_Internet_20_Link">Graph</text:a><text:a xlink:type="simple" xlink:href="http://www.sldinfo.com/wp-content/uploads/2013/02/bigstock-D-Business-Decline-Graph-3683075.jpg" text:style-name="Internet_20_link" text:visited-style-name="Visited_20_Internet_20_Link">-3683075.</text:a><text:a xlink:type="simple" xlink:href="http://www.sldinfo.com/wp-content/uploads/2013/02/bigstock-D-Business-Decline-Graph-3683075.jpg" text:style-name="Internet_20_link" text:visited-style-name="Visited_20_Internet_20_Link">jp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2T23:20:42.094000000</dc:date>
    <meta:editing-duration>PT1H31M19S</meta:editing-duration>
    <meta:document-statistic meta:table-count="0" meta:image-count="0" meta:object-count="0" meta:page-count="4" meta:paragraph-count="27" meta:word-count="1521" meta:character-count="10718" meta:non-whitespace-character-count="9227"/>
  </office:meta>
</office:document-meta>
</file>